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paragraph-rsid="00121c5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officeooo:rsid="00121c59" officeooo:paragraph-rsid="0013b036" style:font-size-asian="12pt" style:font-weight-asian="bold" style:font-size-complex="12pt" style:font-weight-complex="bold"/>
    </style:style>
    <style:style style:name="P3" style:family="paragraph" style:parent-style-name="normal" style:list-style-name="WWNum1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paragraph-rsid="00121c59" style:font-size-asian="12pt" style:font-weight-asian="normal" style:font-size-complex="12pt" style:font-weight-complex="normal"/>
    </style:style>
    <style:style style:name="P4" style:family="paragraph" style:parent-style-name="normal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paragraph-rsid="00121c59" style:font-size-asian="12pt" style:font-weight-asian="normal" style:font-size-complex="12pt" style:font-weight-complex="normal"/>
    </style:style>
    <style:style style:name="P5" style:family="paragraph" style:parent-style-name="normal" style:list-style-name="WWNum1">
      <style:paragraph-properties fo:margin-left="0cm" fo:margin-right="0cm" fo:text-align="justify" style:justify-single-word="false" fo:text-indent="0cm" style:auto-text-indent="false"/>
      <style:text-properties fo:color="#3465a4" loext:opacity="100%" style:font-name="Arial" fo:font-size="12pt" fo:font-weight="normal" officeooo:rsid="00121c59" officeooo:paragraph-rsid="00121c59" style:font-size-asian="12pt" style:font-weight-asian="normal" style:font-size-complex="12pt" style:font-weight-complex="normal"/>
    </style:style>
    <style:style style:name="P6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color="#3465a4" loext:opacity="100%" style:font-name="Arial" fo:font-size="12pt" fo:font-weight="normal" officeooo:rsid="00121c59" officeooo:paragraph-rsid="00121c59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21c59"/>
    </style:style>
    <style:style style:name="T3" style:family="text">
      <style:text-properties fo:color="#3465a4" loext:opacity="100%" officeooo:rsid="00121c59"/>
    </style:style>
    <style:style style:name="T4" style:family="text">
      <style:text-properties fo:color="#3465a4" loext:opacity="100%" officeooo:rsid="0015aba1"/>
    </style:style>
    <style:style style:name="T5" style:family="text">
      <style:text-properties fo:color="#3465a4" loext:opacity="100%" officeooo:rsid="00163c0a"/>
    </style:style>
    <style:style style:name="T6" style:family="text">
      <style:text-properties fo:color="#3465a4" loext:opacity="100%" officeooo:rsid="00176cf5"/>
    </style:style>
    <style:style style:name="T7" style:family="text">
      <style:text-properties officeooo:rsid="0013b036"/>
    </style:style>
    <style:style style:name="T8" style:family="text">
      <style:text-properties officeooo:rsid="0015aba1"/>
    </style:style>
    <style:style style:name="T9" style:family="text">
      <style:text-properties officeooo:rsid="00176cf5"/>
    </style:style>
    <style:style style:name="T10" style:family="text">
      <style:text-properties officeooo:rsid="00183ceb"/>
    </style:style>
    <style:style style:name="T11" style:family="text">
      <style:text-properties officeooo:rsid="0019ebc4"/>
    </style:style>
    <style:style style:name="T12" style:family="text">
      <style:text-properties officeooo:rsid="001a2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3 Programação – <text:span text:style-name="T7">Introdução a POO</text:span> – Questões Conceituais – Respostas</text:p>
      <text:p text:style-name="P2">José Paulo Baptista - I4</text:p>
      <text:p text:style-name="P1"/>
      <text:p text:style-name="P1"/>
      <text:list xml:id="list4233352345" text:style-name="WWNum1">
        <text:list-header>
          <text:p text:style-name="P3"><text:span text:style-name="T2">1. </text:span>O que é o paradigma de orientação a objetos e para que serve? Responda conforme o material disponibilizado no Moodle (apostila e slides). </text:p>
          <text:p text:style-name="P5">R: <text:span text:style-name="T8">O Paradigma de Orientação a Objetos é a maneira e o intuito com o qual o software será programado. Ela serve para que consigamos trazer a realidade mais facilmente para o mundo do software e resolver problemas mais ligados a realidade.</text:span></text:p>
        </text:list-header>
      </text:list>
      <text:p text:style-name="P4"/>
      <text:list xml:id="list162630907952807" text:continue-numbering="true" text:style-name="WWNum1">
        <text:list-header>
          <text:p text:style-name="P3"><text:span text:style-name="T2">2. </text:span>Em programação orientada a objetos (POO), é possível afirmar que uma “classe” é a mesma coisa que um “objeto”? Justifique e, se necessário, diferencie ambos.</text:p>
        </text:list-header>
      </text:list>
      <text:p text:style-name="P6">R: <text:span text:style-name="T8">Não. Uma classe é uma forma de criar um tipo de dado específico, enquanto um objeto é uma variável da classe.</text:span></text:p>
      <text:p text:style-name="P4"/>
      <text:list xml:id="list162629957361783" text:continue-numbering="true" text:style-name="WWNum1">
        <text:list-header>
          <text:p text:style-name="P3"><text:span text:style-name="T2">3. </text:span>O que significa o termo “instanciar uma classe”? Explique com as suas próprias palavras. <text:line-break/><text:span text:style-name="T3">R: </text:span><text:span text:style-name="T5">Instanciar é o jeito como criamos uma variável de uma classe.</text:span></text:p>
        </text:list-header>
      </text:list>
      <text:p text:style-name="P4"/>
      <text:list xml:id="list162630679980470" text:continue-numbering="true" text:style-name="WWNum1">
        <text:list-header>
          <text:p text:style-name="P3"><text:span text:style-name="T2">4. </text:span>É possível utilizar o paradigma de orientação a objetos em outras linguagens de programação? Justifique.</text:p>
          <text:p text:style-name="P3"><text:span text:style-name="T3">R: </text:span><text:span text:style-name="T6">Se a linguagem conseguir resolver facilmente os problemas da realidade e for multiparadigma, é possível utilizar sim. Mas se a linguagem for paradigma único, não.</text:span></text:p>
          <text:p text:style-name="P3"><text:span text:style-name="T3"/></text:p>
          <text:p text:style-name="P3"><text:span text:style-name="T2">5. </text:span>O que significa quando dizemos que uma linguagem de programação é “multiparadigma”?<text:line-break/><text:span text:style-name="T3">R: </text:span><text:span text:style-name="T4">São linguagens que suportam a programação orientada a objeto, mas não te obrigam a programar utilizando ela.</text:span></text:p>
        </text:list-header>
      </text:list>
      <text:p text:style-name="P4"/>
      <text:list xml:id="list162629181176997" text:continue-numbering="true" text:style-name="WWNum1">
        <text:list-header>
          <text:p text:style-name="P3"><text:span text:style-name="T2">6. </text:span>O que é um “atributo” em POO? Responda conforme o material disponibilizado no Moodle (apostila e slides). </text:p>
          <text:p text:style-name="P5">R: <text:span text:style-name="T9">Um atributo é uma variável de uma classe. Uma classe pode ter mais de um atributo.</text:span></text:p>
        </text:list-header>
      </text:list>
      <text:p text:style-name="P4"/>
      <text:list xml:id="list162630855949928" text:continue-numbering="true" text:style-name="WWNum1">
        <text:list-header>
          <text:p text:style-name="P3"><text:span text:style-name="T2">7. </text:span>Para que serve um “modificador de acesso” em POO? Responda conforme o material disponibilizado no Moodle (apostila e slides). </text:p>
        </text:list-header>
      </text:list>
      <text:p text:style-name="P6">R: <text:span text:style-name="T10">Um modificador de acesso é o que modifica o acesso, podendo restringir ou permitir o acesso a uma variável ou a um método. </text:span><text:span text:style-name="T11">O modificador de acesso tem 4 tipos: public, protected, default e private.</text:span></text:p>
      <text:p text:style-name="P4"/>
      <text:list xml:id="list162630722812728" text:continue-numbering="true" text:style-name="WWNum1">
        <text:list-header>
          <text:p text:style-name="P3"><text:span text:style-name="T2">8. </text:span>Pesquise na internet o conceito de “<text:span text:style-name="T1">hardcoding</text:span>” (codificação rígida) e descreva o conceito com as suas próprias palavras. </text:p>
        </text:list-header>
      </text:list>
      <text:p text:style-name="P6">R: <text:span text:style-name="T12">Hardcoding é a utilização de valores fixos já predefinidos dentro do programa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6T16:26:26.386000000</dc:date>
    <meta:editing-duration>PT49M46S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6" meta:word-count="351" meta:character-count="2104" meta:non-whitespace-character-count="1761"/>
  </office:meta>
</office:document-meta>
</file>